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800000211D71A9086.jpg" manifest:media-type="image/jpeg"/>
  <manifest:file-entry manifest:full-path="Pictures/10000000000007AC000003E4BAF49E1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983b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85cm" svg:height="9.842cm" svg:x="15.605cm" svg:y="2.588cm">
          <draw:image xlink:href="Pictures/10000000000007AC000003E4BAF49E17.jpg" xlink:type="simple" xlink:show="embed" xlink:actuate="onLoad" draw:mime-type="image/jpeg">
            <text:p/>
          </draw:image>
        </draw:frame>
        <draw:frame draw:style-name="gr2" draw:text-style-name="P2" draw:layer="layout" svg:width="2.506cm" svg:height="1.038cm" svg:x="25.447cm" svg:y="10.525cm">
          <draw:text-box>
            <text:p><text:span text:style-name="T1">Dollar</text:span></text:p>
          </draw:text-box>
        </draw:frame>
        <draw:frame draw:style-name="gr3" draw:text-style-name="P3" draw:layer="layout" svg:width="2.222cm" svg:height="1.038cm" svg:x="17.192cm" svg:y="7.748cm">
          <draw:text-box>
            <text:p><text:span text:style-name="T2">SDT</text:span></text:p>
          </draw:text-box>
        </draw:frame>
        <draw:frame draw:style-name="gr4" draw:text-style-name="P4" draw:layer="layout" svg:width="7.666cm" svg:height="0.962cm" svg:x="21.637cm" svg:y="3.54cm">
          <draw:text-box>
            <text:p>Complementary Domains</text:p>
          </draw:text-box>
        </draw:frame>
        <draw:frame draw:style-name="gr5" draw:text-style-name="P5" draw:layer="layout" svg:width="14.041cm" svg:height="11.112cm" svg:x="0.929cm" svg:y="1cm">
          <draw:image xlink:href="Pictures/100000000000035800000211D71A908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3:40:43.098727958</meta:creation-date>
    <dc:date>2024-12-21T15:14:46.375220800</dc:date>
    <meta:editing-duration>PT19M58S</meta:editing-duration>
    <meta:editing-cycles>5</meta:editing-cycles>
    <meta:generator>LibreOffice/24.8.3.2$Linux_X86_64 LibreOffice_project/e14c9fdd1f585efcbb2c5363087a99d20928d522</meta:generator>
    <meta:document-statistic meta:object-count="5"/>
  </office:meta>
</office:document-meta>
</file>